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" fo:font-weight="bold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" fo:font-weight="bold" style:font-weight-asian="bold" style:font-weight-complex="bold"/>
    </style:style>
    <style:style style:name="P3" style:family="paragraph" style:parent-style-name="Standard">
      <style:paragraph-properties fo:line-height="200%"/>
      <style:text-properties style:font-name="Times" fo:font-weight="normal" style:font-weight-asian="normal" style:font-weight-complex="normal"/>
    </style:style>
    <style:style style:name="P4" style:family="paragraph" style:parent-style-name="Standard">
      <style:paragraph-properties fo:line-height="200%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style:font-name="Time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" fo:font-size="11.5pt" fo:font-style="italic" fo:font-weight="bold" style:font-name-asian="Times New Roman1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P9" style:family="paragraph" style:parent-style-name="Standard">
      <style:paragraph-properties fo:line-height="200%" fo:text-align="center" style:justify-single-word="false"/>
      <style:text-properties style:font-name="Times" fo:font-size="11.5pt" fo:font-style="normal" fo:font-weight="bold" style:font-name-asian="Times New Roman1" style:font-size-asian="11.5pt" style:font-style-asian="normal" style:font-weight-asian="bold" style:font-name-complex="Times New Roman1" style:font-size-complex="11.5pt" style:font-style-complex="normal" style:font-weight-complex="bold"/>
    </style:style>
    <style:style style:name="P10" style:family="paragraph" style:parent-style-name="Standard">
      <style:paragraph-properties fo:line-height="200%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200%"/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line-height="200%"/>
      <style:text-properties style:font-name="Times" fo:font-weight="bold" style:font-weight-asian="bold" style:font-weight-complex="bold"/>
    </style:style>
    <style:style style:name="P13" style:family="paragraph" style:parent-style-name="Standard">
      <style:paragraph-properties fo:line-height="200%"/>
      <style:text-properties style:font-name="Times"/>
    </style:style>
    <style:style style:name="P14" style:family="paragraph" style:parent-style-name="Standard">
      <style:paragraph-properties fo:line-height="200%"/>
    </style:style>
    <style:style style:name="P15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  <style:text-properties style:font-name="Times"/>
    </style:style>
    <style:style style:name="P17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  <style:text-properties style:font-name="Times" fo:font-weight="normal" style:font-weight-asian="normal" style:font-weight-complex="normal"/>
    </style:style>
    <style:style style:name="P18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name-complex="Times New Roman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-complex="Times New Roman"/>
    </style:style>
    <style:style style:name="T5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language="it" fo:country="IT" style:font-name-complex="Times New Roman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style:font-size-asian="12pt" style:font-style-asian="normal" style:font-name-complex="Times New Roman" style:font-size-complex="12pt" style:font-style-complex="normal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italic" style:font-size-asian="12pt" style:font-style-asian="italic" style:font-name-complex="Times New Roman" style:font-size-complex="12pt" style:font-style-complex="italic"/>
    </style:style>
    <style:style style:name="T1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Times"/>
    </style:style>
    <style:style style:name="T14" style:family="text">
      <style:text-properties style:font-name="Times" fo:font-style="italic" style:font-style-asian="italic" style:font-style-complex="italic"/>
    </style:style>
    <style:style style:name="T15" style:family="text">
      <style:text-properties style:font-name="Times" fo:font-style="italic" style:font-style-asian="italic" style:font-name-complex="Times New Roman" style:font-style-complex="italic"/>
    </style:style>
    <style:style style:name="T16" style:family="text">
      <style:text-properties style:font-name="Times" fo:font-style="normal" style:font-style-asian="normal" style:font-style-complex="normal"/>
    </style:style>
    <style:style style:name="T17" style:family="text">
      <style:text-properties style:font-name="Times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Times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3"><text:tab/>Massively Multiplayer Online Role Playing Games, otherwise known as MMORPGs or MMOs, are a fast growing sector of the entertainment industry with billions of dollars in revenue every year. <text:s/>With over 11.1 million players on Blizzard's World of Warcraft alone, more and more people are engaging in MMOs. <text:s/>The social aspect of the genre presents unique challenges to developers of the genre. <text:s/>Designers find themselves faced with attempting to appease a wide variety of players who enjoy and pay for their games. <text:s/>MMO players are drawn to the idea of advancing their characters, investing “Avatar Capital” into their online persona and developing a commitment to the game. <text:s/>Players also come from a diverse range of cultures and backgrounds that the game must remain sensitive to, and certain lucrative markets such as China can require extensive changes to the core game during localization. <text:s/>Programming oversights can also lead to complicated situations and game altering bugs and glitches, often complicating the integrity of the community and requiring a careful response from the designers. <text:s/>These problems require the designer to alter their position to that of a social engineer, taking on a new understanding of their players and the reasons people play to create a rich virtual world and keep the game profitable for the company.</text:p>
      <text:p text:style-name="P1"/>
      <text:p text:style-name="P1"/>
      <text:p text:style-name="P1"/>
      <text:p text:style-name="P1"/>
      <text:p text:style-name="P1"/>
      <text:p text:style-name="P4"><text:soft-page-break/></text:p>
      <text:p text:style-name="P5"/>
      <text:p text:style-name="P9">The Design And Social Challenges Of </text:p>
      <text:p text:style-name="P9">Developing Massively Multiplayer Online Games</text:p>
      <text:p text:style-name="P8"/>
      <text:p text:style-name="P8"/>
      <text:p text:style-name="P6">A Research Paper</text:p>
      <text:p text:style-name="P6">in STS 4600</text:p>
      <text:p text:style-name="P6">Presented to </text:p>
      <text:p text:style-name="P6">The Faculty of the</text:p>
      <text:p text:style-name="P6">School of Engineering and Applied Science</text:p>
      <text:p text:style-name="P6">University of Virginia</text:p>
      <text:p text:style-name="P6">In Partial Fulfillment of the Requirements for the Degree</text:p>
      <text:p text:style-name="P6">Bachelor of Science in Computer Science</text:p>
      <text:p text:style-name="P6"/>
      <text:p text:style-name="P6"/>
      <text:p text:style-name="P6"/>
      <text:p text:style-name="P6"/>
      <text:p text:style-name="P5">By</text:p>
      <text:p text:style-name="P5">Domenic Tessari</text:p>
      <text:p text:style-name="P5">November 8, 2011</text:p>
      <text:p text:style-name="P7"/>
      <text:p text:style-name="P7"/>
      <text:p text:style-name="P7"/>
      <text:p text:style-name="P5">On my honor as a University student, I have neither given nor received unauthorized aid on this assignment as defined by the Honor Guidelines for Thesis Related Assignments</text:p>
      <text:p text:style-name="P5">Signed: _______________________________________________Date: ____________</text:p>
      <text:p text:style-name="P5">Approved: ____________________________________________ Date: ___________</text:p>
      <text:p text:style-name="P5"/>
      <text:p text:style-name="P2"><text:soft-page-break/></text:p>
      <text:p text:style-name="P2"/>
      <text:p text:style-name="P1">Works Cited</text:p>
      <text:p text:style-name="Hanging_20_indent"><text:span text:style-name="T13">Cifaldi, F. (2011, August). World of Warcraft Subscriptions Continue to Decline, Though More Slowly. </text:span><text:span text:style-name="T14">Gamasutra</text:span><text:span text:style-name="T16">. <text:s/>Retrieved from </text:span><text:a xlink:type="simple" xlink:href="http://www.gamasutra.com/"><text:span text:style-name="T16">http://www.gamasutra.com/</text:span></text:a><text:span text:style-name="T16"> .</text:span></text:p>
      <text:p text:style-name="Hanging_20_indent"><text:span text:style-name="T16">Curtis, Tom. (2011, May). Analyst: EA Invester Roughly $80 Million in The Old Republic. <text:s/></text:span><text:span text:style-name="T14">Gamasutra. </text:span><text:span text:style-name="T16">Retrieved from </text:span><text:a xlink:type="simple" xlink:href="http://www.gamasutra.com/"><text:span text:style-name="T16">http://www.gamasutra.com/</text:span></text:a><text:span text:style-name="T16">.</text:span></text:p>
      <text:p text:style-name="Hanging_20_indent"><text:span text:style-name="T16">Hinkle, D. (2011, July). Report: Game industry worth $74 billion in 2011. <text:s/>J</text:span><text:span text:style-name="T14">oystiq</text:span><text:span text:style-name="T16">. Retrieved from </text:span><text:a xlink:type="simple" xlink:href="http://www.joystiq.com/2011/07/05/report-game-industry-worth-74-billion-in-2011/"><text:span text:style-name="T16">http://www.joystiq.com/2011/07/05/report-game-industry-worth-74-billion-in-2011/</text:span></text:a><text:span text:style-name="T16">. </text:span></text:p>
      <text:p text:style-name="Hanging_20_indent"><text:span text:style-name="T17">Kara Throwing: Street Fighter 3 Third Strike (2007, December 4). </text:span><text:span text:style-name="T19">EventHubs.</text:span><text:span text:style-name="T20"> </text:span><text:span text:style-name="T18">Retrieved from </text:span><text:a xlink:type="simple" xlink:href="http://www.eventhubs.com/guides/2007/dec/04/kara-throwing-street-fighter-3-third-"><text:span text:style-name="T18">http://www.eventhubs.com/guides/2007/dec/04/kara-throwing-street-fighter-3-third-</text:span></text:a><text:a xlink:type="simple" xlink:href="http://www.eventhubs.com/guides/2007/dec/04/kara-throwing-street-fighter-3-third-strike/"><text:span text:style-name="T18">strike/</text:span></text:a><text:span text:style-name="T18"> </text:span></text:p>
      <text:p text:style-name="Hanging_20_indent"><text:span text:style-name="T10">Martin, M.W., &amp; Schinzinger, R. (2010) </text:span><text:span text:style-name="T12">Introduction to Engineering Ethics </text:span><text:span text:style-name="T10">(2</text:span><text:span text:style-name="T5">nd</text:span><text:span text:style-name="T10"> ed.). <text:s/>New York: <text:tab/>McGraw-Hill. (Original work published 2000)</text:span></text:p>
      <text:p text:style-name="Hanging_20_indent"><text:span text:style-name="T3">Paul, C.A. (2010). Welfare Epics? <text:s/>The Rhetoric of Rewards in World of Warcraft. <text:s/></text:span><text:span text:style-name="T1">Games and Culture, 5(2), </text:span><text:span text:style-name="T3">158-176. <text:s/>doi: </text:span><text:span text:style-name="T6">10.1177/1555412009354729</text:span><text:span text:style-name="T8"> </text:span></text:p>
      <text:p text:style-name="Hanging_20_indent"><text:span text:style-name="T17">Sirlin, D. (2000). Playing to Win, Part 1. <text:s/>Retrieved from </text:span><text:a xlink:type="simple" xlink:href="http://www.sirlin.net/articles/playing-"><text:span text:style-name="T17">http://www.sirlin.net/articles/playing-</text:span></text:a><text:a xlink:type="simple" xlink:href="http://www.sirlin.net/articles/playing-to-win-part-1.html"><text:span text:style-name="T17">to-win-part-1.html</text:span></text:a><text:span text:style-name="T17"> </text:span></text:p>
      <text:p text:style-name="Hanging_20_indent"><text:span text:style-name="T17">Waxpaper (2010, February 8) The Facts About Ensidia's “Lich King Scandal.” </text:span><text:span text:style-name="T19">ZAM. </text:span><text:span text:style-name="T17">Retrieved <text:tab/>from <text:s/></text:span><text:a xlink:type="simple" xlink:href="http://wow.allakhazam.com/story.html?story=21498"><text:span text:style-name="T17">http://wow.allakhazam.com/story.html?story=21498</text:span></text:a><text:span text:style-name="T17"> </text:span></text:p>
      <text:p text:style-name="Hanging_20_indent"><text:span text:style-name="T17">Yan, H. (2010, June). China's online game revenue tops the world. </text:span><text:span text:style-name="T19">China Daily. </text:span><text:span text:style-name="T17">Retrieved from </text:span><text:a xlink:type="simple" xlink:href="http://www.chinadaily.com.cn/bizchina/2010-06/23/content_10010928.htm"><text:span text:style-name="T17">http://www.chinadaily.com.cn/bizchina/2010-06/23/content_10010928.htm</text:span></text:a><text:span text:style-name="T17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1">Bibliography</text:p>
      <text:p text:style-name="P16"><text:span text:style-name="T7">Kultima, A. (2009) Casual Game Design Values. </text:span><text:span text:style-name="T2">Proceedings of the 13th International MindTrek Conference: Everyday Life in the Ubiquitous Era</text:span><text:span text:style-name="T4">, Tampere, Finland: ACM, pp. 58-65.</text:span></text:p>
      <text:p text:style-name="P16"><text:span text:style-name="T4">Kuittinen, J., Kultima, A., Niemel, J., and Paavilainen, J. (2007) Casual Games Discussion. </text:span><text:span text:style-name="T2">Proceedings of the 2007 Conference on Future Play</text:span><text:span text:style-name="T4">. Toronto, Canada: ACM, 105-112.</text:span></text:p>
      <text:p text:style-name="P16"><text:span text:style-name="T4">Fritsch, T., Voigt, B., and Schiller, J. (2006) Distribution of Online Hardcore Player Behavior: (How Hardcore Are You?). </text:span><text:span text:style-name="T2">Proceedings of 5th ACM SIGCOMM Workshop on Network and System Support for Games</text:span><text:span text:style-name="T4">. Singapore: ACM, 16.</text:span></text:p>
      <text:p text:style-name="P16"><text:span text:style-name="T4">Bernhaupt, R.. (2010) </text:span><text:span text:style-name="T2">Evaluating User Experience in Games Concepts and Methods</text:span><text:span text:style-name="T4">. New York, NY: Springer.</text:span></text:p>
      <text:p text:style-name="P16"><text:span text:style-name="T4">Consalvo, M. (2009) “Hardcore Casual: Game Culture Return(s) to Ravenhearst. </text:span><text:span text:style-name="T2">Proceedings of the 4th International Conference on Foundations of Digital Games</text:span><text:span text:style-name="T4">. Orlando, Florida: ACM, 50-54.</text:span></text:p>
      <text:p text:style-name="P16"><text:span text:style-name="T4">Erickson, T., &amp; McDonald, D.W. (2008). </text:span><text:span text:style-name="T2">HCI Remixed: Essays On Works That Have Influenced the HCI Community.</text:span><text:span text:style-name="T4"> Cambridge, MA.: MIT Press.</text:span></text:p>
      <text:p text:style-name="P16"><text:span text:style-name="T4">Natapov, D., Castellucci, S.J., and MacKenzie, I.S. (2009) ISO 9241-9 Evaluation of Video Game Controllers. </text:span><text:span text:style-name="T2">Proceedings of Graphics Interface 2009</text:span><text:span text:style-name="T4">. Kelowna, British </text:span><text:soft-page-break/><text:span text:style-name="T4">Columbia, Canada: Canadian Information Processing Society, 223-230.</text:span></text:p>
      <text:p text:style-name="P16"><text:span text:style-name="T4">Pheatt, C. and Goering, S. (2010) Programming User Interfaces Using the Nintendo Wii Remote: Tutorial Presentation. </text:span><text:span text:style-name="T2">Journal of Computing Sciences in Colleges, 25,</text:span><text:span text:style-name="T4"> 306-307.</text:span></text:p>
      <text:p text:style-name="P16"><text:span text:style-name="T4">Voida, A., and Greenberg, S. (2009) Wii All Play: The Console Game as a Computational Meeting Place. </text:span><text:span text:style-name="T2">Proceedings of the 27th International Conference on Human Factors in Computing Systems</text:span><text:span text:style-name="T4">. Boston, MA, USA: 2009, 1559-1568.</text:span></text:p>
      <text:p text:style-name="P16"><text:span text:style-name="T4">Jørgensen, A.H. (2004). Marrying HCI/Usability and Computer Games: A Preliminary Look. </text:span><text:span text:style-name="T2">Proceedings of the Third Nordic Conference on Human-Computer Interaction.</text:span><text:span text:style-name="T4"> Tampere, Finland: ACM. 393-396. doi:10.1145/1028014.1028078 <text:s text:c="2"/><text:tab/></text:span></text:p>
      <text:p text:style-name="P16"><text:span text:style-name="T4">Paul, C.A. (2009) <text:s/>Welfare Epics? The Rhetoric of Rewards in World of Warcraft. </text:span><text:span text:style-name="T2">Games and Culture, 5, </text:span><text:span text:style-name="T4">158-176. doi:10.1177/1555412009354729</text:span></text:p>
      <text:p text:style-name="P16"><text:span text:style-name="T4">Kirkpatrick, G. (2008) Controller, Hand, Screen: Aesthetic Form in the Computer Game. <text:s/></text:span><text:span text:style-name="T2">Games and Culture, 4, </text:span><text:span text:style-name="T4">127-143.</text:span></text:p>
      <text:p text:style-name="P18"><text:span text:style-name="T21">VGChartz. (2011) </text:span><text:span text:style-name="T15">Software and Hardware Totals</text:span><text:span text:style-name="T21"> [Data set]. <text:s/>Available from </text:span><text:a xlink:type="simple" xlink:href="http://www.vgchartz.com/"><text:span text:style-name="Internet_20_link"><text:span text:style-name="T21">http://www.vgchartz.com</text:span></text:span></text:a></text:p>
      <text:p text:style-name="P16"><text:span text:style-name="T4">Dyck, J., Pinelle, D., Brown, B., Gutwin, C. (2003). Learning from Games: HCI Design Innovations in Entertainment Software. </text:span><text:span text:style-name="T2">Proceedings of Graphics Interface. </text:span><text:span text:style-name="T4">237-246</text:span></text:p>
      <text:p text:style-name="P17"><text:span text:style-name="T9">ISO. (2000) </text:span><text:span text:style-name="T11">9421-9 Ergonomic requirements for office work with visual display terminals (VDTs) - Part 9: Requirements for non-keyboard input devices</text:span><text:span text:style-name="T9">. International Organization for Standardization.</text:span></text:p>
      <text:p text:style-name="P14"><text:span text:style-name="T13">Cifaldi, F. (2011, August). World of Warcraft Subscriptions Continue to Decline, Though </text:span><text:soft-page-break/><text:span text:style-name="T13">More <text:tab/>Slowly. </text:span><text:span text:style-name="T14">Gamasutra</text:span><text:span text:style-name="T16">. <text:s/>Retrieved from </text:span><text:a xlink:type="simple" xlink:href="http://www.gamasutra.com/view/news/36351/World_of_Warcraft_Subscriptions_Continue_To_Decline_Though_More_Slowly.php"><text:span text:style-name="T16">http://www.gamasutra.com/</text:span></text:a><text:span text:style-name="T16">.</text:span></text:p>
      <text:p text:style-name="P16"><text:span text:style-name="T4">Consalvo, M. (2009) “Hardcore Casual: Game Culture Return(s) to Ravenhearst. </text:span><text:span text:style-name="T2">Proceedings of <text:tab/>the <text:s/>4th International Conference on Foundations of Digital Games</text:span><text:span text:style-name="T4">. Orlando, Florida: ACM, 50-54.</text:span></text:p>
      <text:p text:style-name="P14"><text:span text:style-name="T13">Funk, J. (2009, April 28). <text:s/>Do Gays Not Exist in Bioware's Star Wars? </text:span><text:span text:style-name="T14">The Escapist. </text:span><text:span text:style-name="T16">Retrieved from </text:span><text:a xlink:type="simple" xlink:href="http://www.escapistmagazine.com/news/view/91299-Do-Gays-Not-Exist-in-"><text:span text:style-name="T16">http://www.escapistmagazine.com/news/view/91299-Do-Gays-Not-Exist-in-</text:span></text:a><text:a xlink:type="simple" xlink:href="http://www.escapistmagazine.com/news/view/91299-Do-Gays-Not-Exist-in-Biowares-Star-Wars"><text:span text:style-name="T16">Biowares-Star-Wars</text:span></text:a><text:span text:style-name="T16"> </text:span></text:p>
      <text:p text:style-name="P14"><text:span text:style-name="T17">Kara Throwing: Street Fighter 3 Third Strike (2007, December 4). </text:span><text:span text:style-name="T19">EventHubs.</text:span><text:span text:style-name="T20"> </text:span><text:span text:style-name="T18">Retrieved from </text:span><text:a xlink:type="simple" xlink:href="http://www.eventhubs.com/guides/2007/dec/04/kara-throwing-street-fighter-3-third-"><text:span text:style-name="T18">http://www.eventhubs.com/guides/2007/dec/04/kara-throwing-street-fighter-3-third-</text:span></text:a><text:a xlink:type="simple" xlink:href="http://www.eventhubs.com/guides/2007/dec/04/kara-throwing-street-fighter-3-third-strike/"><text:span text:style-name="T18">strike/</text:span></text:a><text:span text:style-name="T18"> </text:span></text:p>
      <text:p text:style-name="P13"><text:span text:style-name="T10">Martin, M.W., &amp; Schinzinger, R. (2010) </text:span><text:span text:style-name="T12">Introduction to Engineering Ethics </text:span><text:span text:style-name="T10">(2</text:span><text:span text:style-name="T5">nd</text:span><text:span text:style-name="T10"> ed.). <text:s/>New York: McGraw-Hill. (Original work published 2000)</text:span></text:p>
      <text:p text:style-name="P14"><text:span text:style-name="T13">Osborne, T. (2008, December 23). The Virtual Battle of the Sexes. <text:s/></text:span><text:span text:style-name="T14">BBC News.</text:span><text:span text:style-name="T16"> Retrieved from <text:tab/></text:span><text:a xlink:type="simple" xlink:href="http://news.bbc.co.uk/2/hi/technology/7796482.stm"><text:span text:style-name="T16">http://news.bbc.co.uk/2/hi/technology/7796482.stm</text:span></text:a><text:span text:style-name="T16"> </text:span></text:p>
      <text:p text:style-name="P13"><text:span text:style-name="T3">Paul, C.A. (2010). Welfare Epics? <text:s/>The Rhetoric of Rewards in World of Warcraft. <text:s/></text:span><text:span text:style-name="T1">Games and Culture, 5(2), </text:span><text:span text:style-name="T3">158-176. <text:s/>doi: </text:span><text:span text:style-name="T6">10.1177/1555412009354729</text:span><text:span text:style-name="T8"> </text:span></text:p>
      <text:p text:style-name="P15"><text:span text:style-name="T17">Waxpaper (2010, February 8) The Facts About Ensidia's “Lich King Scandal.” </text:span><text:span text:style-name="T19">ZAM. </text:span><text:span text:style-name="T17">Retrieved from <text:s/></text:span><text:a xlink:type="simple" xlink:href="http://wow.allakhazam.com/story.html?story=21498"><text:span text:style-name="T17">http://wow.allakhazam.com/story.html?story=21498</text:span></text:a><text:span text:style-name="T17">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1T00:10:24.46</meta:creation-date>
    <meta:editing-duration>PT11H58M7S</meta:editing-duration>
    <meta:editing-cycles>10</meta:editing-cycles>
    <meta:generator>OpenOffice.org/3.3$Win32 OpenOffice.org_project/330m20$Build-9567</meta:generator>
    <meta:initial-creator>Domenic Tessari</meta:initial-creator>
    <dc:date>2011-11-16T19:21:17.87</dc:date>
    <dc:creator>Domenic Tessari</dc:creator>
    <meta:printed-by>Domenic Tessari</meta:printed-by>
    <meta:print-date>2011-11-01T13:54:15.39</meta:print-date>
    <meta:document-statistic meta:table-count="0" meta:image-count="0" meta:object-count="0" meta:page-count="6" meta:paragraph-count="53" meta:word-count="955" meta:character-count="7234"/>
  </office:meta>
</office:document-meta>
</file>